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1b10" officeooo:paragraph-rsid="00061b10"/>
    </style:style>
    <style:style style:name="P2" style:family="paragraph" style:parent-style-name="Standard" style:list-style-name="L1">
      <style:text-properties officeooo:rsid="00061b10" officeooo:paragraph-rsid="00061b10"/>
    </style:style>
    <style:style style:name="P3" style:family="paragraph" style:parent-style-name="Standard" style:list-style-name="L1">
      <style:text-properties officeooo:rsid="000660d5" officeooo:paragraph-rsid="000660d5"/>
    </style:style>
    <style:style style:name="P4" style:family="paragraph" style:parent-style-name="Standard">
      <style:text-properties officeooo:rsid="0006cf6d" officeooo:paragraph-rsid="0006cf6d"/>
    </style:style>
    <style:style style:name="P5" style:family="paragraph" style:parent-style-name="Standard" style:list-style-name="L2">
      <style:text-properties officeooo:rsid="0006cf6d" officeooo:paragraph-rsid="0006cf6d"/>
    </style:style>
    <style:style style:name="P6" style:family="paragraph" style:parent-style-name="Standard" style:list-style-name="L3">
      <style:text-properties officeooo:rsid="0006cf6d" officeooo:paragraph-rsid="0006cf6d"/>
    </style:style>
    <style:style style:name="P7" style:family="paragraph" style:parent-style-name="Standard" style:list-style-name="L3">
      <style:text-properties officeooo:rsid="0007d42f" officeooo:paragraph-rsid="0007d42f"/>
    </style:style>
    <style:style style:name="P8" style:family="paragraph" style:parent-style-name="Standard">
      <style:text-properties officeooo:rsid="0007d42f" officeooo:paragraph-rsid="0007d42f"/>
    </style:style>
    <style:style style:name="P9" style:family="paragraph" style:parent-style-name="Standard" style:list-style-name="L4">
      <style:text-properties officeooo:rsid="0007d42f" officeooo:paragraph-rsid="0007d42f"/>
    </style:style>
    <style:style style:name="P10" style:family="paragraph" style:parent-style-name="Standard" style:list-style-name="L5">
      <style:text-properties officeooo:rsid="00097288" officeooo:paragraph-rsid="00097288"/>
    </style:style>
    <style:style style:name="P11" style:family="paragraph" style:parent-style-name="Standard" style:list-style-name="L5">
      <style:text-properties officeooo:rsid="000a0e5f" officeooo:paragraph-rsid="000a0e5f"/>
    </style:style>
    <style:style style:name="P12" style:family="paragraph" style:parent-style-name="Standard" style:list-style-name="L5">
      <style:text-properties officeooo:rsid="000bff97" officeooo:paragraph-rsid="000bff97"/>
    </style:style>
    <style:style style:name="P13" style:family="paragraph" style:parent-style-name="Standard">
      <style:text-properties officeooo:rsid="000bff97" officeooo:paragraph-rsid="000bff97"/>
    </style:style>
    <style:style style:name="P14" style:family="paragraph" style:parent-style-name="Standard" style:list-style-name="L6">
      <style:text-properties officeooo:rsid="000bff97" officeooo:paragraph-rsid="000bff97"/>
    </style:style>
    <style:style style:name="P15" style:family="paragraph" style:parent-style-name="Standard" style:list-style-name="L7">
      <style:text-properties officeooo:rsid="000bff97" officeooo:paragraph-rsid="000bff97"/>
    </style:style>
    <style:style style:name="P16" style:family="paragraph" style:parent-style-name="Standard" style:list-style-name="L7">
      <style:text-properties officeooo:rsid="000d0da9" officeooo:paragraph-rsid="000d0da9"/>
    </style:style>
    <style:style style:name="P17" style:family="paragraph" style:parent-style-name="Standard" style:list-style-name="L2">
      <style:text-properties officeooo:rsid="000d3c93" officeooo:paragraph-rsid="000d8667"/>
    </style:style>
    <style:style style:name="P18" style:family="paragraph" style:parent-style-name="Standard">
      <style:text-properties officeooo:rsid="000eb56c" officeooo:paragraph-rsid="000eb56c"/>
    </style:style>
    <style:style style:name="P19" style:family="paragraph" style:parent-style-name="Standard" style:list-style-name="L8">
      <style:text-properties officeooo:rsid="000eb56c" officeooo:paragraph-rsid="000eb56c"/>
    </style:style>
    <style:style style:name="T1" style:family="text">
      <style:text-properties officeooo:rsid="000eb5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S:</text:p>
      <text:list xml:id="list383389048" text:style-name="L1">
        <text:list-item>
          <text:p text:style-name="P2">Message queue for another AWS resource</text:p>
          <text:list>
            <text:list-item>
              <text:p text:style-name="P2">Decoupled from resource</text:p>
            </text:list-item>
          </text:list>
        </text:list-item>
        <text:list-item>
          <text:p text:style-name="P2">Resilient, holds onto messages if it’s consumer goes down</text:p>
        </text:list-item>
        <text:list-item>
          <text:p text:style-name="P2">Can be up to 256KB of text</text:p>
        </text:list-item>
        <text:list-item>
          <text:p text:style-name="P2">Standard queues have nearly unlimited number of transactions per second</text:p>
          <text:list>
            <text:list-item>
              <text:p text:style-name="P2">Occasionally more than one copy of a message may be delivered out of order</text:p>
            </text:list-item>
          </text:list>
        </text:list-item>
        <text:list-item>
          <text:p text:style-name="P2">FIFO queues ensure exactly-once processing</text:p>
          <text:list>
            <text:list-item>
              <text:p text:style-name="P2">Up to 300 transactions per seconds</text:p>
            </text:list-item>
          </text:list>
        </text:list-item>
        <text:list-item>
          <text:p text:style-name="P2">Pull-based, not push-based (SNS)</text:p>
        </text:list-item>
        <text:list-item>
          <text:p text:style-name="P2">Messages can be in the queue from 1 minute to 14 days, default is 4 days</text:p>
        </text:list-item>
        <text:list-item>
          <text:p text:style-name="P2">Visibility Timeout</text:p>
          <text:list>
            <text:list-item>
              <text:p text:style-name="P2">Time that message is invisible in the queue after a reader picks it up</text:p>
            </text:list-item>
            <text:list-item>
              <text:p text:style-name="P2">Job must be processed before timeout ends, otherwise will not be deleted from the queu</text:p>
            </text:list-item>
            <text:list-item>
              <text:p text:style-name="P2">This causes duplicates</text:p>
            </text:list-item>
            <text:list-item>
              <text:p text:style-name="P2">Max is 12 hours</text:p>
            </text:list-item>
          </text:list>
        </text:list-item>
        <text:list-item>
          <text:p text:style-name="P2">Long polling</text:p>
          <text:list>
            <text:list-item>
              <text:p text:style-name="P3">Don’t return a response to a consumer until a message arrives in the queue</text:p>
            </text:list-item>
            <text:list-item>
              <text:p text:style-name="P3">Short polling returns immediately, but costs more</text:p>
            </text:list-item>
          </text:list>
        </text:list-item>
      </text:list>
      <text:p text:style-name="P4">Simple WorkFlow Service (SFW)</text:p>
      <text:list xml:id="list169800726" text:style-name="L2">
        <text:list-item>
          <text:p text:style-name="P5">A flow of different components that execute tasks in a sequence</text:p>
          <text:list>
            <text:list-item>
              <text:p text:style-name="P5">Can include automated and manual tasks</text:p>
            </text:list-item>
            <text:list-item>
              <text:p text:style-name="P5">SQS is strictly automated with no human interaction</text:p>
            </text:list-item>
            <text:list-item>
              <text:p text:style-name="P17">Domain: collection of related workflows</text:p>
            </text:list-item>
          </text:list>
        </text:list-item>
        <text:list-item>
          <text:p text:style-name="P5">SWF vs SQS</text:p>
          <text:list>
            <text:list-item>
              <text:p text:style-name="P5">SWF executions can last up to 1 year</text:p>
            </text:list-item>
            <text:list-item>
              <text:p text:style-name="P5">SWF is task-oriented, SQS is message-oriented</text:p>
            </text:list-item>
            <text:list-item>
              <text:p text:style-name="P5">SWF ensures that tasks are not assigned more than once</text:p>
            </text:list-item>
            <text:list-item>
              <text:p text:style-name="P5">SWF tracks the tasks and events in an application. SQS is agnostic of what’s going on around it.</text:p>
            </text:list-item>
          </text:list>
        </text:list-item>
        <text:list-item>
          <text:p text:style-name="P5">SWF Actors</text:p>
          <text:list>
            <text:list-item>
              <text:p text:style-name="P5">Workflow starters</text:p>
              <text:list>
                <text:list-item>
                  <text:p text:style-name="P5">App than can initiate a workflow</text:p>
                </text:list-item>
              </text:list>
            </text:list-item>
            <text:list-item>
              <text:p text:style-name="P5">Deciders</text:p>
              <text:list>
                <text:list-item>
                  <text:p text:style-name="P5">Control the flow. What happens if a task succeeds or fails?</text:p>
                </text:list-item>
              </text:list>
            </text:list-item>
            <text:list-item>
              <text:p text:style-name="P5">Activity Workers</text:p>
              <text:list>
                <text:list-item>
                  <text:p text:style-name="P5">Carry out tasks</text:p>
                </text:list-item>
              </text:list>
            </text:list-item>
          </text:list>
        </text:list-item>
      </text:list>
      <text:p text:style-name="P18">SES:</text:p>
      <text:list xml:id="list1240761118" text:style-name="L8">
        <text:list-item>
          <text:p text:style-name="P19">Simple Email Service</text:p>
        </text:list-item>
      </text:list>
      <text:p text:style-name="P4">SNS:</text:p>
      <text:list xml:id="list1154104271" text:style-name="L3">
        <text:list-item>
          <text:p text:style-name="P6">Send notifications in the cloud</text:p>
        </text:list-item>
        <text:list-item>
          <text:p text:style-name="P7">Deliver notifications to applications</text:p>
        </text:list-item>
        <text:list-item>
          <text:p text:style-name="P7">Can send to SQS, or any HTTP endpoint</text:p>
        </text:list-item>
        <text:list-item>
          <text:p text:style-name="P7">Can group recipients with topics</text:p>
        </text:list-item>
        <text:list-item>
          <text:p text:style-name="P7">Topics are an access point for allowing recipients to subscribe for identical copies of the same notification</text:p>
          <text:list>
            <text:list-item>
              <text:p text:style-name="P7">Topics can support many endpoint types</text:p>
            </text:list-item>
          </text:list>
        </text:list-item>
        <text:list-item>
          <text:p text:style-name="P7">All messages are stored redundantly across multiple AZ</text:p>
        </text:list-item>
        <text:list-item>
          <text:p text:style-name="P7">Push-based delivery</text:p>
        </text:list-item>
        <text:list-item>
          <text:p text:style-name="P7"><text:soft-page-break/>Pay-as-you-go model</text:p>
        </text:list-item>
      </text:list>
      <text:p text:style-name="P8">Elastic Transcoder:</text:p>
      <text:list xml:id="list361562330" text:style-name="L4">
        <text:list-item>
          <text:p text:style-name="P9">Media transcoder in the cloud</text:p>
          <text:list>
            <text:list-item>
              <text:p text:style-name="P9">Convert medial files to other formats</text:p>
            </text:list-item>
          </text:list>
        </text:list-item>
        <text:list-item>
          <text:p text:style-name="P9">Provides presets for output formats</text:p>
        </text:list-item>
        <text:list-item>
          <text:p text:style-name="P9">Pay based on the minutes you transcode, and on resolution</text:p>
        </text:list-item>
      </text:list>
      <text:p text:style-name="P8">API Gateway</text:p>
      <text:list xml:id="list3157959714" text:style-name="L5">
        <text:list-item>
          <text:p text:style-name="P10">Publish, manage, monitor, secure apis at any scale</text:p>
        </text:list-item>
        <text:list-item>
          <text:p text:style-name="P10">Expose HTTPS endpoints</text:p>
        </text:list-item>
        <text:list-item>
          <text:p text:style-name="P10">Connect to lambda and dynamodb</text:p>
        </text:list-item>
        <text:list-item>
          <text:p text:style-name="P10">Send each API endpoint to a different target</text:p>
        </text:list-item>
        <text:list-item>
          <text:p text:style-name="P10">Use API key to control usage</text:p>
        </text:list-item>
        <text:list-item>
          <text:p text:style-name="P10">Throttle requests</text:p>
        </text:list-item>
        <text:list-item>
          <text:p text:style-name="P10">How to configure</text:p>
          <text:list>
            <text:list-item>
              <text:p text:style-name="P10">Define an API</text:p>
            </text:list-item>
            <text:list-item>
              <text:p text:style-name="P10">Define resources (URL paths)</text:p>
            </text:list-item>
            <text:list-item>
              <text:p text:style-name="P10">For each Resource</text:p>
              <text:list>
                <text:list-item>
                  <text:p text:style-name="P10">Select HTTP methods</text:p>
                </text:list-item>
                <text:list-item>
                  <text:p text:style-name="P10">Set security</text:p>
                </text:list-item>
                <text:list-item>
                  <text:p text:style-name="P10">Choose target</text:p>
                </text:list-item>
              </text:list>
            </text:list-item>
          </text:list>
        </text:list-item>
        <text:list-item>
          <text:p text:style-name="P11">Can cache responses</text:p>
        </text:list-item>
        <text:list-item>
          <text:p text:style-name="P11">Same-Origin Policy</text:p>
          <text:list>
            <text:list-item>
              <text:p text:style-name="P12">By default, websites can only share data in they’re in the same domain</text:p>
            </text:list-item>
            <text:list-item>
              <text:p text:style-name="P12">Prevents cross-site scripting</text:p>
            </text:list-item>
            <text:list-item>
              <text:p text:style-name="P12">Need to enable CORS on API Gateway to get information from other services</text:p>
            </text:list-item>
          </text:list>
        </text:list-item>
      </text:list>
      <text:p text:style-name="P13">Kinesis 101:</text:p>
      <text:list xml:id="list64900542" text:style-name="L6">
        <text:list-item>
          <text:p text:style-name="P14">Streaming Data</text:p>
          <text:list>
            <text:list-item>
              <text:p text:style-name="P14">Generated continuously by thousands of data sources</text:p>
            </text:list-item>
            <text:list-item>
              <text:p text:style-name="P14">Data is generally small</text:p>
            </text:list-item>
            <text:list-item>
              <text:p text:style-name="P14">Eg. purchases from online stores, stock prices, game data, geospatial data</text:p>
            </text:list-item>
          </text:list>
        </text:list-item>
        <text:list-item>
          <text:p text:style-name="P14">Kinesis is a place to send streaming data to</text:p>
        </text:list-item>
        <text:list-item>
          <text:p text:style-name="P14">Three Types</text:p>
          <text:list>
            <text:list-item>
              <text:p text:style-name="P14">Kinesis Streams</text:p>
              <text:list>
                <text:list-item>
                  <text:p text:style-name="P14">Store data from a variety of producers</text:p>
                </text:list-item>
                <text:list-item>
                  <text:p text:style-name="P14">24 hours to 7 days of retention</text:p>
                </text:list-item>
                <text:list-item>
                  <text:p text:style-name="P14">Data can be separated into shards</text:p>
                  <text:list>
                    <text:list-item>
                      <text:p text:style-name="P14">5 transactions per second for reads up to 2MB per second, up to 1000 records per second for writes at 1MB per second</text:p>
                    </text:list-item>
                  </text:list>
                </text:list-item>
                <text:list-item>
                  <text:p text:style-name="P14">Capacity is the sum of the capacity of all the shards</text:p>
                </text:list-item>
                <text:list-item>
                  <text:p text:style-name="P14">Shard data can be sent to a consumer (EC2 instance)</text:p>
                </text:list-item>
              </text:list>
            </text:list-item>
            <text:list-item>
              <text:p text:style-name="P14">Kinesis Firehose</text:p>
              <text:list>
                <text:list-item>
                  <text:p text:style-name="P14">No persistence</text:p>
                </text:list-item>
                <text:list-item>
                  <text:p text:style-name="P14">Must output data immediately, usually to a S3 bucket</text:p>
                </text:list-item>
              </text:list>
            </text:list-item>
            <text:list-item>
              <text:p text:style-name="P14">Kinesis Analytics</text:p>
              <text:list>
                <text:list-item>
                  <text:p text:style-name="P14">Analyze data from Streams or Firehose</text:p>
                </text:list-item>
                <text:list-item>
                  <text:p text:style-name="P14">Store data in S3, ElasticSearch, RedShift</text:p>
                </text:list-item>
              </text:list>
            </text:list-item>
          </text:list>
        </text:list-item>
      </text:list>
      <text:p text:style-name="P13">Web Identity Federation &amp; Cognito</text:p>
      <text:list xml:id="list2650042751" text:style-name="L7">
        <text:list-item>
          <text:p text:style-name="P15">Web Identity Federation</text:p>
          <text:list>
            <text:list-item>
              <text:p text:style-name="P15"><text:soft-page-break/>Give users access to AWS resources after they have successfully authenticated with a web-based identity provider like Amazon, Facebook, or Google</text:p>
            </text:list-item>
            <text:list-item>
              <text:p text:style-name="P15">Get auth code which is traded for temporary AWS security creds</text:p>
            </text:list-item>
          </text:list>
        </text:list-item>
        <text:list-item>
          <text:p text:style-name="P15">Amazon Cognito provides Web Identity Federation</text:p>
          <text:list>
            <text:list-item>
              <text:p text:style-name="P15">ID broker between application and Web ID providers, no need for additional code</text:p>
            </text:list-item>
            <text:list-item>
              <text:p text:style-name="P15">Sync user data for multiple devices</text:p>
            </text:list-item>
            <text:list-item>
              <text:p text:style-name="P15">Recommended for all mobile applications</text:p>
            </text:list-item>
          </text:list>
        </text:list-item>
        <text:list-item>
          <text:p text:style-name="P16">Cognito creds map to an IAM role</text:p>
          <text:list>
            <text:list-item>
              <text:p text:style-name="P16">Don’t need to store AWS creds locally</text:p>
            </text:list-item>
          </text:list>
        </text:list-item>
        <text:list-item>
          <text:p text:style-name="P16">Cognito User Pools</text:p>
          <text:list>
            <text:list-item>
              <text:p text:style-name="P16">User pools are user directories to manage sign-up and sign-in functionality for mobile and web applications</text:p>
            </text:list-item>
            <text:list-item>
              <text:p text:style-name="P16">Passes a JWT to the user</text:p>
            </text:list-item>
          </text:list>
        </text:list-item>
        <text:list-item>
          <text:p text:style-name="P16">Cognito Identity Pools</text:p>
          <text:list>
            <text:list-item>
              <text:p text:style-name="P16">Provide temp AWS creds to access AWS Services like S3 or dynamodb</text:p>
            </text:list-item>
            <text:list-item>
              <text:p text:style-name="P16">The actual granting of access; JWT is sent here</text:p>
            </text:list-item>
          </text:list>
        </text:list-item>
        <text:list-item>
          <text:p text:style-name="P16">Cognito Synchronization</text:p>
          <text:list>
            <text:list-item>
              <text:p text:style-name="P16">Tracks association between user identity and the various different devices they sign in from</text:p>
            </text:list-item>
            <text:list-item>
              <text:p text:style-name="P16">Push Synchronization is used to update and sync user data across multiple devices</text:p>
            </text:list-item>
            <text:list-item>
              <text:p text:style-name="P16">Uses SNS to inform users whenever data in the cloud chang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1:10:19.244041559</meta:creation-date>
    <dc:date>2020-04-21T00:00:53.500367611</dc:date>
    <meta:editing-duration>PT19M4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112" meta:word-count="833" meta:character-count="4464" meta:non-whitespace-character-count="3847"/>
  </office:meta>
</office:document-meta>
</file>